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54f87"/>
    </style:style>
    <style:style style:name="P2" style:family="paragraph" style:parent-style-name="Preformatted_20_Text">
      <style:text-properties officeooo:rsid="00160cb5" officeooo:paragraph-rsid="00160cb5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P4" style:family="paragraph" style:parent-style-name="Preformatted_20_Text">
      <style:paragraph-properties fo:margin-left="0.4925in" fo:margin-right="0in" fo:text-indent="0in" style:auto-text-indent="false"/>
      <style:text-properties officeooo:rsid="00154f87" officeooo:paragraph-rsid="00154f87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officeooo:paragraph-rsid="00154f87"/>
    </style:style>
    <style:style style:name="T1" style:family="text">
      <style:text-properties officeooo:rsid="00154f87"/>
    </style:style>
    <style:style style:name="T2" style:family="text">
      <style:text-properties fo:font-size="12pt" style:text-underline-style="solid" style:text-underline-width="auto" style:text-underline-color="font-color" fo:font-weight="bold" officeooo:rsid="000ce78f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officeooo:rsid="00154f87" style:font-size-asian="12pt" style:font-weight-asian="bold" style:font-size-complex="12pt" style:font-weight-complex="bold"/>
    </style:style>
    <style:style style:name="T4" style:family="text">
      <style:text-properties officeooo:rsid="00160cb5"/>
    </style:style>
    <style:style style:name="T5" style:family="text">
      <style:text-properties officeooo:rsid="0016a1ea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# OOP: </text:span><text:span text:style-name="T3">Critical Thinking</text:span></text:p>
      <text:p text:style-name="Preformatted_20_Text"/>
      <text:p text:style-name="P2">Define the following in your own words:</text:p>
      <text:p text:style-name="P2"/>
      <text:p text:style-name="P2"><text:tab/>Classes:</text:p>
      <text:p text:style-name="P2"/>
      <text:p text:style-name="P2"/>
      <text:p text:style-name="P2"/>
      <text:p text:style-name="P2"><text:tab/>Objects:</text:p>
      <text:p text:style-name="P2"/>
      <text:p text:style-name="P2"/>
      <text:p text:style-name="P2"><text:tab/></text:p>
      <text:p text:style-name="P2"><text:tab/>Methods:</text:p>
      <text:p text:style-name="P2"/>
      <text:p text:style-name="P2"/>
      <text:p text:style-name="P2"/>
      <text:p text:style-name="P2"><text:tab/>Fields:</text:p>
      <text:p text:style-name="P2"/>
      <text:p text:style-name="P2"/>
      <text:p text:style-name="P2"/>
      <text:p text:style-name="P2"><text:tab/>Properties:</text:p>
      <text:p text:style-name="P2"/>
      <text:p text:style-name="P2"/>
      <text:p text:style-name="P2"/>
      <text:p text:style-name="P2"><text:tab/>Access Modifier:</text:p>
      <text:p text:style-name="Preformatted_20_Text"/>
      <text:p text:style-name="Preformatted_20_Text"/>
      <text:p text:style-name="Preformatted_20_Text"/>
      <text:section text:style-name="Sect1" text:name="Section1">
        <text:p text:style-name="Preformatted_20_Text">- <text:span text:style-name="T5">How do classes </text:span>store data?</text:p>
        <text:p text:style-name="Preformatted_20_Text">- How do classes <text:span text:style-name="T1">access</text:span> <text:span text:style-name="T1">stored data</text:span>?</text:p>
        <text:p text:style-name="Preformatted_20_Text">- <text:span text:style-name="T1">How do classes do stuff?</text:span></text:p>
        <text:p text:style-name="Preformatted_20_Text">- <text:span text:style-name="T1">What are instances of a class?</text:span></text:p>
        <text:p text:style-name="Preformatted_20_Text"/>
        <text:p text:style-name="P4">a. properties</text:p>
        <text:p text:style-name="P4">b. methods</text:p>
        <text:p text:style-name="P4">c. fields</text:p>
        <text:p text:style-name="P5"><text:span text:style-name="T1">d. objects</text:span></text:p>
        <text:p text:style-name="Preformatted_20_Text"/>
      </text:section>
      <text:p text:style-name="Preformatted_20_Text"/>
      <text:p text:style-name="Preformatted_20_Text">- What is encapsulation and why is it important in programming?</text:p>
      <text:p text:style-name="Preformatted_20_Text"/>
      <text:p text:style-name="Preformatted_20_Text"/>
      <text:p text:style-name="Preformatted_20_Text"/>
      <text:p text:style-name="Preformatted_20_Text">- Circle the necessary properties to define the following behavior:</text:p>
      <text:p text:style-name="Preformatted_20_Text"/>
      <text:p text:style-name="Preformatted_20_Text"><text:s text:c="4"/>read-and-write: <text:s text:c="2"/>get; <text:s text:c="2"/>set;</text:p>
      <text:p text:style-name="Preformatted_20_Text"/>
      <text:p text:style-name="Preformatted_20_Text"><text:s text:c="4"/>read-only: <text:s text:c="7"/>get; <text:s text:c="2"/>set;</text:p>
      <text:p text:style-name="Preformatted_20_Text"/>
      <text:p text:style-name="Preformatted_20_Text"><text:s text:c="4"/>write-only: <text:s text:c="6"/>get; <text:s text:c="2"/>set;</text:p>
      <text:p text:style-name="Preformatted_20_Text"/>
      <text:p text:style-name="Preformatted_20_Text"/>
      <text:p text:style-name="Preformatted_20_Text">- <text:span text:style-name="T4">Describe hypothetical situations</text:span> where you might wish to make a field:</text:p>
      <text:p text:style-name="Preformatted_20_Text"/>
      <text:p text:style-name="Preformatted_20_Text"/>
      <text:p text:style-name="Preformatted_20_Text"><text:s text:c="4"/>read-and-write: <text:s text:c="2"/>_______________________________________________</text:p>
      <text:p text:style-name="Preformatted_20_Text"/>
      <text:p text:style-name="Preformatted_20_Text"/>
      <text:p text:style-name="Preformatted_20_Text"><text:s text:c="4"/>read-only: <text:s text:c="7"/>_______________________________________________</text:p>
      <text:p text:style-name="Preformatted_20_Text"/>
      <text:p text:style-name="Preformatted_20_Text"/>
      <text:p text:style-name="Preformatted_20_Text"><text:s text:c="4"/>write-only: <text:s text:c="6"/>_______________________________________________</text:p>
      <text:p text:style-name="Preformatted_20_Text"/>
      <text:p text:style-name="Preformatted_20_Text"/>
      <text:p text:style-name="Preformatted_20_Text"><text:soft-page-break/>- What is a method signature and how <text:span text:style-name="T4">does it </text:span>relate to overloading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- What are the advantages/disadvantages of creating multiple overloads for a class constructor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What are the advantages/disadvantages of creating multiple overloads for a class method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What is the benefit of initializing fields during declaration versus during a constructor? <text:s/><text:span text:style-name="T5">(Hacker difficulty)</text:span></text:p>
      <text:p text:style-name="Preformatted_20_Text"/>
      <text:section text:style-name="Sect1" text:name="Section2">
        <text:p text:style-name="P3"><text:s text:c="4"/>--------- example 1 ----------</text:p>
        <text:p text:style-name="P3"/>
        <text:p text:style-name="P3"><text:s text:c="6"/>public class Person</text:p>
        <text:p text:style-name="P3"><text:s text:c="6"/>{</text:p>
        <text:p text:style-name="P3"><text:s text:c="8"/>private List&lt;string&gt; favoriteMovies;</text:p>
        <text:p text:style-name="P3"/>
        <text:p text:style-name="P3"/>
        <text:p text:style-name="P3"><text:s text:c="8"/>public Person(string name)</text:p>
        <text:p text:style-name="P3"><text:s text:c="8"/>{</text:p>
        <text:p text:style-name="P3"><text:s text:c="10"/>favoriteMovies = new List&lt;string&gt;();</text:p>
        <text:p text:style-name="P3"><text:s text:c="8"/>}</text:p>
        <text:p text:style-name="P3"><text:s text:c="6"/>}</text:p>
        <text:p text:style-name="P3"/>
        <text:p text:style-name="P3"><text:s text:c="4"/>--------- example 2 ----------</text:p>
        <text:p text:style-name="P3"/>
        <text:p text:style-name="P3"><text:s text:c="6"/>public class Person</text:p>
        <text:p text:style-name="P3"><text:s text:c="6"/>{</text:p>
        <text:p text:style-name="P3"><text:s text:c="8"/>private List&lt;string&gt; favoriteMovies = new <text:tab/><text:tab/><text:tab/><text:tab/>List&lt;string&gt;();</text:p>
        <text:p text:style-name="P3"/>
        <text:p text:style-name="P3"><text:s text:c="8"/>public Person()</text:p>
        <text:p text:style-name="P3"><text:s text:c="8"/>{</text:p>
        <text:p text:style-name="P3"/>
        <text:p text:style-name="P3"><text:s text:c="8"/>}</text:p>
        <text:p text:style-name="P3"><text:s text:c="6"/>}</text:p>
      </text:section>
      <text:p text:style-name="Preformatted_20_Text"/>
      <text:p text:style-name="Preformatted_20_Text"><text:s text:c="2"/>**hint** <text:s/>What if our class has 3 or more constructors utilizing different </text:p>
      <text:p text:style-name="Preformatted_20_Text"><text:s text:c="12"/>overloads, does this impact our thought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17:37:05.512813185</dc:date>
    <meta:editing-duration>PT21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213" meta:character-count="1694" meta:non-whitespace-character-count="1323"/>
  </office:meta>
</office:document-meta>
</file>